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H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-1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2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7 (SP)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1</text:p>
          </table:table-cell>
          <table:table-cell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1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8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8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50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3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1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9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4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9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51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1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7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-13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3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2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3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0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6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5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6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20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4-15T18:17:10.548732947</dc:date>
    <meta:editing-duration>PT1H49M13S</meta:editing-duration>
    <meta:editing-cycles>58</meta:editing-cycles>
    <meta:generator>LibreOffice/7.5.2.2$Linux_X86_64 LibreOffice_project/50$Build-2</meta:generator>
    <meta:document-statistic meta:table-count="1" meta:cell-count="128" meta:object-count="0"/>
  </office:meta>
</office:document-meta>
</file>